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23.2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01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search-criteria-must-apply-to-whole-cell="false"/>
      <table:table table:name="paral_raspb" table:style-name="ta1">
        <table:shapes>
          <draw:frame draw:z-index="0" draw:name="Graphique 1" draw:style-name="gr1" svg:width="159.97mm" svg:height="90.04mm" svg:x="78.68mm" svg:y="29.9mm">
            <loext:p draw:notify-on-update-of-ranges="paral_raspb.A2:paral_raspb.A7 paral_raspb.B2:paral_raspb.B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number-columns-repeated="1022" table:default-cell-style-name="ce1"/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temps total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.88" calcext:value-type="float">
            <text:p>18,88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49" calcext:value-type="float">
            <text:p>9,49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.57" calcext:value-type="float">
            <text:p>9,57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.45" calcext:value-type="float">
            <text:p>15,45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.24" calcext:value-type="float">
            <text:p>19,24</text:p>
          </table:table-cell>
          <table:table-cell table:number-columns-repeated="102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.88" calcext:value-type="float">
            <text:p>19,88</text:p>
          </table:table-cell>
          <table:table-cell table:number-columns-repeated="102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_ordi" table:style-name="ta1">
        <table:shapes>
          <draw:frame draw:z-index="0" draw:style-name="gr2" draw:text-style-name="P1" svg:width="159.99mm" svg:height="89.99mm" svg:x="45.98mm" svg:y="6.02mm">
            <loext:p draw:notify-on-update-of-ranges="paral_ordi.A2:paral_ordi.A5 paral_ordi.B2:paral_ordi.B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number-columns-repeated="1022" table:default-cell-style-name="ce1"/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temps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3" calcext:value-type="float">
            <text:p>1,53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54" calcext:value-type="float">
            <text:p>1,54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8" calcext:value-type="float">
            <text:p>1,38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85" calcext:value-type="float">
            <text:p>1,85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ms" table:style-name="ta2">
        <table:shapes>
          <draw:frame draw:z-index="0" draw:style-name="gr2" draw:text-style-name="P1" svg:width="159.99mm" svg:height="89.99mm" svg:x="45.61mm" svg:y="0mm">
            <loext:p draw:notify-on-update-of-ranges="params.A1:params.A5 params.B1:params.B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2" draw:text-style-name="P1" svg:width="159.99mm" svg:height="89.99mm" svg:x="46.17mm" svg:y="93.61mm">
            <loext:p draw:notify-on-update-of-ranges="params.A15:params.A19 params.B15:params.B1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number-columns-repeated="6" table:default-cell-style-name="ce2"/>
        <table:table-column table:style-name="co3" table:number-columns-repeated="2" table:default-cell-style-name="Default"/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0.143389" calcext:value-type="float">
            <text:p>0,143389</text:p>
          </table:table-cell>
          <table:table-cell table:number-columns-repeated="4"/>
          <table:table-cell table:style-name="ce2" table:number-columns-repeated="2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213748" calcext:value-type="float">
            <text:p>0,213748</text:p>
          </table:table-cell>
          <table:table-cell table:number-columns-repeated="4"/>
          <table:table-cell table:style-name="ce2" table:number-columns-repeated="2"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0.841393" calcext:value-type="float">
            <text:p>0,841393</text:p>
          </table:table-cell>
          <table:table-cell table:number-columns-repeated="4"/>
          <table:table-cell table:style-name="ce2" table:number-columns-repeated="2"/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13.361" calcext:value-type="float">
            <text:p>13,361</text:p>
          </table:table-cell>
          <table:table-cell table:number-columns-repeated="4"/>
          <table:table-cell table:style-name="ce2" table:number-columns-repeated="2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20.8596" calcext:value-type="float">
            <text:p>20,8596</text:p>
          </table:table-cell>
          <table:table-cell table:number-columns-repeated="4"/>
          <table:table-cell table:style-name="ce2" table:number-columns-repeated="2"/>
        </table:table-row>
        <table:table-row table:style-name="ro3" table:number-rows-repeated="9">
          <table:table-cell table:style-name="Default" table:number-columns-repeated="6"/>
          <table:table-cell table:number-columns-repeated="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0.0264649" calcext:value-type="float">
            <text:p>0,0264649</text:p>
          </table:table-cell>
          <table:table-cell table:number-columns-repeated="6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float" office:value="0.0482779" calcext:value-type="float">
            <text:p>0,0482779</text:p>
          </table:table-cell>
          <table:table-cell table:number-columns-repeated="6"/>
        </table:table-row>
        <table:table-row table:style-name="ro4">
          <table:table-cell office:value-type="float" office:value="2000" calcext:value-type="float">
            <text:p>2000</text:p>
          </table:table-cell>
          <table:table-cell office:value-type="float" office:value="1.09265" calcext:value-type="float">
            <text:p>1,09265</text:p>
          </table:table-cell>
          <table:table-cell table:number-columns-repeated="6"/>
        </table:table-row>
        <table:table-row table:style-name="ro4">
          <table:table-cell office:value-type="float" office:value="20000" calcext:value-type="float">
            <text:p>20000</text:p>
          </table:table-cell>
          <table:table-cell office:value-type="float" office:value="10.5759" calcext:value-type="float">
            <text:p>10,5759</text:p>
          </table:table-cell>
          <table:table-cell table:number-columns-repeated="6"/>
        </table:table-row>
        <table:table-row table:style-name="ro4">
          <table:table-cell office:value-type="float" office:value="200000" calcext:value-type="float">
            <text:p>200000</text:p>
          </table:table-cell>
          <table:table-cell office:value-type="float" office:value="108.304" calcext:value-type="float">
            <text:p>108,304</text:p>
          </table:table-cell>
          <table:table-cell table:number-columns-repeated="6"/>
        </table:table-row>
      </table:table>
      <table:table table:name="dyn_ordi" table:style-name="ta2">
        <table:shapes>
          <draw:frame draw:z-index="0" draw:style-name="gr2" draw:text-style-name="P1" svg:width="159.99mm" svg:height="89.99mm" svg:x="46.16mm" svg:y="1mm">
            <loext:p draw:notify-on-update-of-ranges="dyn_ordi.A1:dyn_ordi.A5 dyn_ordi.B1:dyn_ordi.B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3" table:number-columns-repeated="2" table:default-cell-style-name="ce2"/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8.8841" calcext:value-type="float">
            <text:p>18,884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.36196" calcext:value-type="float">
            <text:p>6,3619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.69873" calcext:value-type="float">
            <text:p>5,69873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.90874" calcext:value-type="float">
            <text:p>5,9087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7.76593" calcext:value-type="float">
            <text:p>7,765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71mm" svg:stroke-color="#385d8a" draw:fill-color="#4f81bd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1">00/00/0000</text:date>, <text:time style:data-style-name="N2" text:time-value="21:10:29.56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Windows_x86 LibreOffice_project/d3bf12ecb743fc0d20e0be0c58ca359301eb705f</meta:generator>
    <meta:initial-creator>Julie</meta:initial-creator>
    <meta:creation-date>2017-03-08T10:05:31Z</meta:creation-date>
    <dc:date>2017-03-21T21:20:10.547000000</dc:date>
    <meta:editing-cycles>5</meta:editing-cycles>
    <meta:editing-duration>PT27M53S</meta:editing-duration>
    <meta:document-statistic meta:table-count="4" meta:cell-count="5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treat-empty-cells="ignor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b3b3b3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8cm" svg:height="9.005cm" xlink:href=".." xlink:type="simple" chart:class="chart:scatter" chart:style-name="ch1">
        <chart:title svg:x="1.49cm" svg:y="0.386cm" chart:style-name="ch2">
          <text:p>Temps d'exécution sur RaspberryPi en fonction du nombre de processus</text:p>
        </chart:title>
        <chart:plot-area chart:style-name="ch3" table:cell-range-address="paral_raspb.A2:paral_raspb.B7" svg:x="0.66cm" svg:y="1.301cm" svg:width="15.018cm" svg:height="7.177cm">
          <chartooo:coordinate-region svg:x="1.281cm" svg:y="1.5cm" svg:width="14.21cm" svg:height="6.331cm"/>
          <chart:axis chart:dimension="x" chart:name="primary-x" chart:style-name="ch4">
            <chart:title svg:x="6.862cm" svg:y="8.411cm" chart:style-name="ch5">
              <text:p>Nombre de processus</text:p>
            </chart:title>
            <chart:grid chart:style-name="ch6" chart:class="major"/>
          </chart:axis>
          <chart:axis chart:dimension="y" chart:name="primary-y" chart:style-name="ch7">
            <chart:title svg:x="0cm" svg:y="6.498cm" chart:style-name="ch8">
              <text:p>Temps total d'exécution</text:p>
            </chart:title>
            <chart:grid chart:style-name="ch6" chart:class="major"/>
          </chart:axis>
          <chart:series chart:style-name="ch9" chart:values-cell-range-address="paral_raspb.B2:paral_raspb.B7" chart:class="chart:scatter">
            <chart:domain table:cell-range-address="paral_raspb.A2:paral_raspb.A7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aral_raspb.A2:paral_raspb.A7</svg:desc>
                </draw:g>
              </table:table-cell>
              <table:table-cell office:value-type="float" office:value="18.88">
                <text:p>18.88</text:p>
                <draw:g>
                  <svg:desc>paral_raspb.B2:paral_raspb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49">
                <text:p>9.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.57">
                <text:p>9.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9.24">
                <text:p>19.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9.88">
                <text:p>19.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Windows_x86 LibreOffice_project/d3bf12ecb743fc0d20e0be0c58ca359301eb705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543cm" svg:y="0.316cm" chart:style-name="ch2">
          <text:p>Temps en fonction de la taille (h*w)</text:p>
        </chart:title>
        <chart:plot-area chart:style-name="ch3" table:cell-range-address="params.A1:params.B5" svg:x="1.331cm" svg:y="1.275cm" svg:width="14.349cm" svg:height="6.564cm">
          <chartooo:coordinate-region svg:x="1.952cm" svg:y="1.474cm" svg:width="13.263cm" svg:height="5.718cm"/>
          <chart:axis chart:dimension="x" chart:name="primary-x" chart:style-name="ch4">
            <chart:title svg:x="7.628cm" svg:y="8.019cm" chart:style-name="ch5">
              <text:p>taille (pixel)</text:p>
            </chart:title>
            <chart:grid chart:style-name="ch6" chart:class="major"/>
          </chart:axis>
          <chart:axis chart:dimension="y" chart:name="primary-y" chart:style-name="ch4">
            <chart:title svg:x="0.451cm" svg:y="5.487cm" chart:style-name="ch7">
              <text:p>temps (sec)</text:p>
            </chart:title>
            <chart:grid chart:style-name="ch6" chart:class="major"/>
          </chart:axis>
          <chart:series chart:style-name="ch8" chart:values-cell-range-address="params.B1:params.B5" chart:class="chart:scatter">
            <chart:domain table:cell-range-address="params.A1:params.A5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">
                <text:p>800</text:p>
                <draw:g>
                  <svg:desc>params.A1:params.A5</svg:desc>
                </draw:g>
              </table:table-cell>
              <table:table-cell office:value-type="float" office:value="0.143389">
                <text:p>0.143389</text:p>
                <draw:g>
                  <svg:desc>params.B1:params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213748">
                <text:p>0.2137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0.841393">
                <text:p>0.8413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0">
                <text:p>8000</text:p>
              </table:table-cell>
              <table:table-cell office:value-type="float" office:value="13.361">
                <text:p>13.3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20.8596">
                <text:p>20.85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Windows_x86 LibreOffice_project/d3bf12ecb743fc0d20e0be0c58ca359301eb705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49cm" svg:y="0.316cm" chart:style-name="ch2">
          <text:p>Temps en fonction de la profondeur</text:p>
        </chart:title>
        <chart:plot-area chart:style-name="ch3" table:cell-range-address="params.A15:params.B19" svg:x="1.331cm" svg:y="1.275cm" svg:width="14.349cm" svg:height="6.564cm">
          <chartooo:coordinate-region svg:x="1.952cm" svg:y="1.474cm" svg:width="12.985cm" svg:height="5.718cm"/>
          <chart:axis chart:dimension="x" chart:name="primary-x" chart:style-name="ch4">
            <chart:title svg:x="7.654cm" svg:y="8.019cm" chart:style-name="ch5">
              <text:p>profondeur</text:p>
            </chart:title>
            <chart:grid chart:style-name="ch6" chart:class="major"/>
          </chart:axis>
          <chart:axis chart:dimension="y" chart:name="primary-y" chart:style-name="ch4">
            <chart:title svg:x="0.451cm" svg:y="5.487cm" chart:style-name="ch7">
              <text:p>temps (sec)</text:p>
            </chart:title>
            <chart:grid chart:style-name="ch6" chart:class="major"/>
          </chart:axis>
          <chart:series chart:style-name="ch8" chart:values-cell-range-address="params.B15:params.B19" chart:class="chart:scatter">
            <chart:domain table:cell-range-address="params.A15:params.A19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params.A15:params.A19</svg:desc>
                </draw:g>
              </table:table-cell>
              <table:table-cell office:value-type="float" office:value="0.0264649">
                <text:p>0.0264649</text:p>
                <draw:g>
                  <svg:desc>params.B15:params.B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482779">
                <text:p>0.04827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1.09265">
                <text:p>1.092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0">
                <text:p>20000</text:p>
              </table:table-cell>
              <table:table-cell office:value-type="float" office:value="10.5759">
                <text:p>10.57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0">
                <text:p>200000</text:p>
              </table:table-cell>
              <table:table-cell office:value-type="float" office:value="108.304">
                <text:p>108.3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Windows_x86 LibreOffice_project/d3bf12ecb743fc0d20e0be0c58ca359301eb705f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546cm" svg:y="0.316cm" chart:style-name="ch2">
          <text:p>Temps d'exécution en fonction du nombre de processus</text:p>
        </chart:title>
        <chart:plot-area chart:style-name="ch3" table:cell-range-address="paral_ordi.A2:paral_ordi.B5" svg:x="1.331cm" svg:y="1.275cm" svg:width="14.349cm" svg:height="6.564cm">
          <chartooo:coordinate-region svg:x="2.058cm" svg:y="1.474cm" svg:width="13.435cm" svg:height="5.718cm"/>
          <chart:axis chart:dimension="x" chart:name="primary-x" chart:style-name="ch4">
            <chart:title svg:x="6.807cm" svg:y="8.019cm" chart:style-name="ch5">
              <text:p>Nombre de processus</text:p>
            </chart:title>
            <chart:grid chart:style-name="ch6" chart:class="major"/>
          </chart:axis>
          <chart:axis chart:dimension="y" chart:name="primary-y" chart:style-name="ch4">
            <chart:title svg:x="0.451cm" svg:y="5.54cm" chart:style-name="ch7">
              <text:p>Temps (sec)</text:p>
            </chart:title>
            <chart:grid chart:style-name="ch6" chart:class="major"/>
          </chart:axis>
          <chart:series chart:style-name="ch8" chart:values-cell-range-address="paral_ordi.B2:paral_ordi.B5" chart:class="chart:scatter">
            <chart:domain table:cell-range-address="paral_ordi.A2:paral_ordi.A5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paral_ordi.A2:paral_ordi.A5</svg:desc>
                </draw:g>
              </table:table-cell>
              <table:table-cell office:value-type="float" office:value="1.53">
                <text:p>1.53</text:p>
                <draw:g>
                  <svg:desc>paral_ordi.B2:paral_ordi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.85">
                <text:p>1.8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Windows_x86 LibreOffice_project/d3bf12ecb743fc0d20e0be0c58ca359301eb705f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683cm" svg:y="0.316cm" chart:style-name="ch2">
          <text:p>Temps en fonction du nombre de processus</text:p>
        </chart:title>
        <chart:plot-area chart:style-name="ch3" table:cell-range-address="dyn_ordi.A1:dyn_ordi.B5" svg:x="1.331cm" svg:y="1.275cm" svg:width="14.349cm" svg:height="6.564cm">
          <chartooo:coordinate-region svg:x="1.767cm" svg:y="1.474cm" svg:width="13.541cm" svg:height="5.718cm"/>
          <chart:axis chart:dimension="x" chart:name="primary-x" chart:style-name="ch4">
            <chart:title svg:x="6.807cm" svg:y="8.019cm" chart:style-name="ch5">
              <text:p>Nombre de processus</text:p>
            </chart:title>
            <chart:grid chart:style-name="ch6" chart:class="major"/>
          </chart:axis>
          <chart:axis chart:dimension="y" chart:name="primary-y" chart:style-name="ch4">
            <chart:title svg:x="0.451cm" svg:y="5.54cm" chart:style-name="ch7">
              <text:p>Temps (sec)</text:p>
            </chart:title>
            <chart:grid chart:style-name="ch6" chart:class="major"/>
          </chart:axis>
          <chart:series chart:style-name="ch8" chart:values-cell-range-address="dyn_ordi.B1:dyn_ordi.B5" chart:class="chart:scatter">
            <chart:domain table:cell-range-address="dyn_ordi.A1:dyn_ordi.A5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dyn_ordi.A1:dyn_ordi.A5</svg:desc>
                </draw:g>
              </table:table-cell>
              <table:table-cell office:value-type="float" office:value="18.8841">
                <text:p>18.8841</text:p>
                <draw:g>
                  <svg:desc>dyn_ordi.B1:dyn_ordi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.36196">
                <text:p>6.361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5.69873">
                <text:p>5.698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5.90874">
                <text:p>5.908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7.76593">
                <text:p>7.7659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Windows_x86 LibreOffice_project/d3bf12ecb743fc0d20e0be0c58ca359301eb705f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